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3" style:family="paragraph" style:parent-style-name="Standard" style:list-style-name="WWNum1">
      <style:paragraph-properties fo:margin-left="0.5in" fo:margin-right="0in" fo:margin-top="0in" fo:margin-bottom="0in" loext:contextual-spacing="false" fo:line-height="120%" fo:keep-together="auto" fo:orphans="2" fo:widows="2" fo:text-indent="-0.25in" style:auto-text-indent="false" fo:padding="0in" fo:border="none" fo:keep-with-next="auto"/>
    </style:style>
    <style:style style:name="P4" style:family="paragraph" style:parent-style-name="Standard" style:list-style-name="WWNum9">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7">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14">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0">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4">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2">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8">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13">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5">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3">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
      <style:paragraph-properties fo:margin-left="0.5in" fo:margin-right="0in" fo:margin-top="0in" fo:margin-bottom="0.0972in" loext:contextual-spacing="false" fo:line-height="120%" fo:keep-together="auto" fo:orphans="2" fo:widows="2" fo:text-indent="-0.25in" style:auto-text-indent="false" fo:padding="0in" fo:border="none" fo:keep-with-next="auto"/>
    </style:style>
    <style:style style:name="P15" style:family="paragraph" style:parent-style-name="Standard" style:list-style-name="WWNum2">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9">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7">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1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10">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12">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8">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5">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5" style:family="paragraph" style:parent-style-name="Standard">
      <style:paragraph-properties fo:margin-left="0in" fo:margin-right="0in" fo:margin-top="0in" fo:margin-bottom="0.0972in" loext:contextual-spacing="false" fo:line-height="120%"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27" style:family="paragraph" style:parent-style-name="Standard" style:list-style-name="WWNum2">
      <style:paragraph-properties fo:margin-left="0.5in" fo:margin-right="0in" fo:margin-top="0in" fo:margin-bottom="0in" loext:contextual-spacing="false" fo:line-height="120%" fo:text-indent="-0.25in" style:auto-text-indent="false" fo:padding="0in" fo:border="none"/>
    </style:style>
    <style:style style:name="P28" style:family="paragraph" style:parent-style-name="Standard" style:list-style-name="WWNum14">
      <style:paragraph-properties fo:margin-left="0.5in" fo:margin-right="0in" fo:margin-top="0in" fo:margin-bottom="0in" loext:contextual-spacing="false" fo:line-height="120%" fo:text-indent="-0.25in" style:auto-text-indent="false" fo:padding="0in" fo:border="none"/>
    </style:style>
    <style:style style:name="P29" style:family="paragraph" style:parent-style-name="Standard" style:list-style-name="WWNum6">
      <style:paragraph-properties fo:margin-left="0.5in" fo:margin-right="0in" fo:margin-top="0in" fo:margin-bottom="0in" loext:contextual-spacing="false" fo:line-height="120%" fo:text-indent="-0.25in" style:auto-text-indent="false" fo:padding="0in" fo:border="none"/>
    </style:style>
    <style:style style:name="P30" style:family="paragraph" style:parent-style-name="Standard" style:list-style-name="WWNum6">
      <style:paragraph-properties fo:margin-left="0.5in" fo:margin-right="0in" fo:margin-top="0in" fo:margin-bottom="0.0972in" loext:contextual-spacing="false" fo:line-height="120%" fo:text-indent="-0.25in" style:auto-text-indent="false" fo:padding="0in" fo:border="none"/>
    </style:style>
    <style:style style:name="P31" style:family="paragraph" style:parent-style-name="Standard" style:list-style-name="WWNum2">
      <style:paragraph-properties fo:margin-left="1in" fo:margin-right="0in" fo:margin-top="0in" fo:margin-bottom="0in" loext:contextual-spacing="false" fo:line-height="120%" fo:text-indent="-0.25in" style:auto-text-indent="false" fo:padding="0in" fo:border="none"/>
    </style:style>
    <style:style style:name="P32" style:family="paragraph" style:parent-style-name="Standard" style:list-style-name="WWNum2">
      <style:paragraph-properties fo:margin-left="1in" fo:margin-right="0in" fo:margin-top="0in" fo:margin-bottom="0.0972in" loext:contextual-spacing="false" fo:line-height="120%" fo:text-indent="-0.25in" style:auto-text-indent="false" fo:padding="0in" fo:border="none"/>
    </style:style>
    <style:style style:name="P33" style:family="paragraph" style:parent-style-name="Standard">
      <style:paragraph-properties fo:margin-left="0.5in" fo:margin-right="0in" fo:margin-top="0in" fo:margin-bottom="0.0972in" loext:contextual-spacing="false" fo:line-height="120%" fo:text-indent="0in" style:auto-text-indent="false" fo:padding="0in" fo:border="none"/>
    </style:style>
    <style:style style:name="P34" style:family="paragraph" style:parent-style-name="Standard">
      <style:paragraph-properties fo:margin-top="0in" fo:margin-bottom="0.0972in" loext:contextual-spacing="false" fo:line-height="120%" fo:padding="0in" fo:border="none"/>
    </style:style>
    <style:style style:name="P35" style:family="paragraph" style:parent-style-name="Standard" style:list-style-name="WWNum11">
      <style:paragraph-properties fo:margin-left="1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36" style:family="paragraph" style:parent-style-name="Standard" style:list-style-name="WWNum11">
      <style:paragraph-properties fo:margin-left="1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37" style:family="paragraph" style:parent-style-name="Heading_20_1" style:master-page-name="Standard">
      <style:paragraph-properties style:page-number="1" fo:padding="0in" fo:border="none"/>
    </style:style>
    <style:style style:name="P38" style:family="paragraph" style:parent-style-name="Heading_20_2">
      <style:paragraph-properties fo:margin-top="0.1665in" fo:margin-bottom="0.0972in" loext:contextual-spacing="false" fo:line-height="120%" fo:padding="0in" fo:border="none"/>
    </style:style>
    <style:style style:name="T1" style:family="text">
      <style:text-properties style:text-position="0% 100%"/>
    </style:style>
    <style:style style:name="T2" style:family="text">
      <style:text-properties style:text-position="0% 100%" style:text-underline-style="none"/>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5" style:family="text">
      <style:text-properties fo:font-variant="normal" fo:text-transform="none" fo:color="#ff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6" style:family="text">
      <style:text-properties style:text-underline-style="none"/>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65lbx1ji8tqq"/>Model statuten stichtingen</text:p>
      <text:p text:style-name="P1"/>
      <text:p text:style-name="P38"><text:bookmark text:name="_jsnlq2an9rxe"/><text:span text:style-name="T1">Artikel 1 - Naam, zetel en duur</text:span></text:p>
      <text:list xml:id="list2228242730" text:style-name="WWNum1">
        <text:list-item>
          <text:p text:style-name="P3"><text:span text:style-name="T3">De stichting is genaamd: </text:span>Theo’s Mechanische Aap</text:p>
        </text:list-item>
        <text:list-item>
          <text:p text:style-name="P3"><text:span text:style-name="T3">Zij is gevestigd te </text:span>´s-GRAVENHAGE</text:p>
        </text:list-item>
        <text:list-item>
          <text:p text:style-name="P3"><text:span text:style-name="T3">De stichting is opgericht voor onbepaalde tijd</text:span></text:p>
        </text:list-item>
        <text:list-item>
          <text:p text:style-name="P14"><text:span text:style-name="T3">De stichting is ingeschreven in het register van de Kamer van Koophandel te </text:span>Den Haag</text:p>
        </text:list-item>
      </text:list>
      <text:p text:style-name="P25"/>
      <text:p text:style-name="P38"><text:bookmark text:name="_fx2t6mv155k1"/><text:span text:style-name="T1">Artikel 2 - Doel</text:span></text:p>
      <text:list xml:id="list2167351714" text:style-name="WWNum2">
        <text:list-item>
          <text:p text:style-name="P27">De stichting is opgericht ten behoeve van educatief, technisch en maatschappelijk nut en ondersteunt de deelnemers alsmede het algemene publiek door onder andere het:</text:p>
          <text:list>
            <text:list-item>
              <text:p text:style-name="P31">Faciliteren van ontmoetingsruimte en projectruimte voor professionals en hobbyisten op het gebied van technische innovaties, mechanische werken, creatieve initiatieven en gerelateerde activiteiten.</text:p>
            </text:list-item>
            <text:list-item>
              <text:p text:style-name="P31">Faciliteren van apparatuur en gereedschap ter ondersteuning van dergelijke projecten.</text:p>
            </text:list-item>
            <text:list-item>
              <text:p text:style-name="P31">Organiseren van lezingen, workshops en bijeenkomsten alsmede het delen van kennis en resultaten voor een algemeen publiek.</text:p>
            </text:list-item>
            <text:list-item>
              <text:p text:style-name="P32">Participeren in, bijwonen van ...</text:p>
            </text:list-item>
          </text:list>
        </text:list-item>
      </text:list>
      <text:p text:style-name="P33">En voorts alles wat in de ruime zin des woords als zodanig onder voornoemde doelstelling valt, </text:p>
      <text:list xml:id="list72934682825484" text:continue-numbering="true" text:style-name="WWNum2">
        <text:list-item>
          <text:p text:style-name="P15"><text:span text:style-name="T3">De stichting heeft het maken van winst niet ten doel. Eventuele </text:span>gemaakte winst mag niet worden uitgekeerd aan bij de stichting betrokken personen. De winst mag uitsluitend worden gebruikt ter verwezenlijking van het doel van de stichting.</text:p>
        </text:list-item>
      </text:list>
      <text:p text:style-name="P38"><text:bookmark text:name="_w4mh5jposdfe"/><text:span text:style-name="T1"><text:line-break/>Artikel 3 - Vermogen</text:span></text:p>
      <text:p text:style-name="P34"><text:span text:style-name="T1">Het vermogen van de stichting zal worden gevormd door:</text:span></text:p>
      <text:list xml:id="list375478016" text:style-name="WWNum9">
        <text:list-item>
          <text:p text:style-name="P4"><text:span text:style-name="T3">het stichtingskapitaal;</text:span></text:p>
        </text:list-item>
        <text:list-item>
          <text:p text:style-name="P4"><text:span text:style-name="T3">subsidies en donaties;</text:span></text:p>
        </text:list-item>
        <text:list-item>
          <text:p text:style-name="P4"><text:span text:style-name="T3">erfstellingen, legaten en schenkingen;</text:span></text:p>
        </text:list-item>
        <text:list-item>
          <text:p text:style-name="P16"><text:span text:style-name="T3">eventuele andere verkrijgingen en baten.</text:span></text:p>
        </text:list-item>
      </text:list>
      <text:p text:style-name="P2"/>
      <text:p text:style-name="P38"><text:bookmark text:name="_fo2l46u39knl"/><text:span text:style-name="T1">Artikel 4 - Bestuur</text:span></text:p>
      <text:list xml:id="list1281698913" text:style-name="WWNum7">
        <text:list-item>
          <text:p text:style-name="P5"><text:span text:style-name="T3">Het bestuur van de stichting bestaat uit ten minste drie leden. Het aantal leden wordt <text:s text:c="2"/>met inachtneming van het in de vorige zin bepaalde door het bestuur met algemene stemmen vastgesteld.</text:span></text:p>
        </text:list-item>
        <text:list-item>
          <text:p text:style-name="P5"><text:soft-page-break/><text:span text:style-name="T3">Het bestuur kiest uit zijn midden een voorzitter, een secretaris en een penningmeester.</text:span></text:p>
        </text:list-item>
        <text:list-item>
          <text:p text:style-name="P5"><text:span text:style-name="T3">Bestuursleden worden benoemd voor een periode van </text:span>4<text:span text:style-name="T3"> jaar, waarbij het bestuur een rooster van aftreden opstelt. Aftredende bestuursleden zijn terstond herkiesbaar. Een tussentijds benoemd bestuurslid neemt op het rooster de plaats in van zijn voorganger.</text:span></text:p>
        </text:list-item>
        <text:list-item>
          <text:p text:style-name="P5"><text:span text:style-name="T3">Bij het ontstaan van één (of meer) vacature(s) in het bestuur, zullen de overblijvende bestuursleden met algemene stemmen binnen twee maanden na het ontstaan van de vacature(s) daarin voorzien door de benoeming van één (of meer) opvolger(s).</text:span></text:p>
        </text:list-item>
        <text:list-item>
          <text:p text:style-name="P5"><text:span text:style-name="T3">Mocht(en) in het bestuur om welke reden dan ook één of meer leden ontbreken, dan vormen de overblijvende bestuursleden, of vormt het enige overblijvende bestuurslid niettemin een wettig bestuur, behoudens het bepaalde in artikel 7.</text:span></text:p>
        </text:list-item>
        <text:list-item>
          <text:p text:style-name="P5"><text:span text:style-name="T3">De leden van het bestuur genieten geen beloning voor hun werkzaamheden. Zij hebben wel recht op </text:span><text:span text:style-name="T3"><office:annotation office:name="__Annotation__52_525753404"><dc:creator>Harold Metselaar</dc:creator><dc:date>2016-07-17T10:48:47</dc:date><text:p><text:span text:style-name="T7">zgn. Vacatiegeld</text:span></text:p></office:annotation></text:span><text:span text:style-name="T3">vergoeding</text:span><office:annotation-end office:name="__Annotation__52_525753404"/><text:span text:style-name="T3"> van de door hen in de uitoefening van hun functie gemaakte kosten.</text:span></text:p>
        </text:list-item>
        <text:list-item>
          <text:p text:style-name="P17"><text:span text:style-name="T3">Niet tot bestuurslid benoembaar zijn personen die in dienst zijn of werkzaam zijn ten behoeve van de stichting.</text:span></text:p>
        </text:list-item>
      </text:list>
      <text:p text:style-name="P2"/>
      <text:p text:style-name="P38"><text:bookmark text:name="_lv0opoxd9pax"/><text:span text:style-name="T1">Artikel 5 - Bestuursvergadering en bestuursbesluiten</text:span></text:p>
      <text:list xml:id="list2683796029" text:style-name="WWNum14">
        <text:list-item>
          <text:p text:style-name="P28"><text:span text:style-name="T1">De bestuursvergaderingen worden gehouden te ´s-GRAVENHAGE of omgeving, of indien alle bestuursleden daarmee instemmen elders.</text:span></text:p>
        </text:list-item>
        <text:list-item>
          <text:p text:style-name="P6"><text:span text:style-name="T3">Ieder kalenderkwartaal wordt tenminste één vergadering gehouden.</text:span></text:p>
        </text:list-item>
        <text:list-item>
          <text:p text:style-name="P6"><text:span text:style-name="T3">Vergaderingen zullen voorts telkenmale worden gehouden, wanneer de voorzitter dit wenselijk vindt of indien één der andere bestuursleden<text:line-break/>daartoe schriftelijk en onder nauwkeurige opgave van de te behandelen<text:line-break/>punten aan de voorzitter het verzoek richt. Indien de voorzitter aan een<text:line-break/>dergelijk verzoek geen gevolg geeft in dier voege, dat de vergadering<text:line-break/>kan worden gehouden binnen drie weken na het verzoek, is de verzoeker</text:span> <text:span text:style-name="T3">bevoegd zelf een vergadering bijeen te roepen met</text:span> <text:span text:style-name="T3">inachtneming van devereiste formaliteiten.</text:span></text:p>
        </text:list-item>
        <text:list-item>
          <text:p text:style-name="P6"><text:span text:style-name="T3">De oproeping tot de vergadering geschiedt <text:s/>behoudens het in lid 3<text:line-break/>bepaalde <text:s/>door de voorzitter, voor zover mogelijk tenminste zeven dagen</text:span> <text:span text:style-name="T3">tevoren, de dag van de oproeping en die van de vergadering niet<text:line-break/>meegerekend, door middel van oproepingsbrieven </text:span>(of per e-mail)<text:span text:style-name="T3">. </text:span><text:span text:style-name="T4">In geval van</text:span> <text:span text:style-name="T4">spoedeisendheid kan oproeping ook telefonisch plaatsvinden.</text:span></text:p>
        </text:list-item>
        <text:list-item>
          <text:p text:style-name="P6"><text:span text:style-name="T3">De oproepingsbrieven vermelden, behalve plaats en tijdstip van de<text:line-break/>vergadering, de te behandelen onderwerpen.</text:span></text:p>
        </text:list-item>
        <text:list-item>
          <text:p text:style-name="P6"><text:span text:style-name="T3">Zolang in een bestuursvergadering alle in functie zijnde<text:line-break/>bestuursleden aanwezig zijn, kunnen geldige besluiten worden genomen<text:line-break/>over alle aan de orde komende onderwerpen, mits met algemene stemmen,</text:span> <text:span text:style-name="T3">ook al zijn de door de statuten gegeven voorschriften voor het oproepen<text:line-break/>en houden van vergaderingen niet in acht genomen.</text:span></text:p>
        </text:list-item>
        <text:list-item>
          <text:p text:style-name="P6"><text:span text:style-name="T3">De vergaderingen worden geleid door de voorzitter van het bestuur;<text:line-break/>bij diens afwezigheid wijst de vergadering zelf haar voorzitter aan.</text:span></text:p>
        </text:list-item>
        <text:list-item>
          <text:p text:style-name="P6"><text:span text:style-name="T3">Van het verhandelde in de vergaderingen worden notulen gehouden door</text:span> <text:span text:style-name="T3">de secretaris of door één der andere aanwezigen, door de voorzitter</text:span> <text:span text:style-name="T3">daartoe aangezocht. De notulen worden vastgesteld en getekend door</text:span> <text:span text:style-name="T3">degenen, die in de vergadering als voorzitter en secretaris hebben</text:span> <text:span text:style-name="T3">gefungeerd.</text:span></text:p>
        </text:list-item>
        <text:list-item>
          <text:p text:style-name="P6"><text:span text:style-name="T3">Het bestuur kan ter vergadering alleen dan geldige besluiten nemen<text:line-break/>indien de meerderheid van de in functie zijnde bestuursleden ter<text:line-break/>vergadering aanwezig of vertegenwoordigd zijn. Een bestuurslid kan<text:line-break/>zich tijdens een vergadering door een medebestuurslid laten<text:line-break/>vertegenwoordigen onder overlegging van een schriftelijke, ter<text:line-break/>beoordeling van de voorzitter der vergadering voldoende, volmacht. Een<text:line-break/>bestuurslid kan daarbij slechts voor één medebestuurslid als<text:line-break/>gevolmachtig de optreden.</text:span></text:p>
        </text:list-item>
        <text:list-item>
          <text:p text:style-name="P6"><text:span text:style-name="T3">Het bestuur kan ook buiten vergadering besluiten nemen, mits alle<text:line-break/>bestuursleden in de gelegenheid zijn gesteld schriftelijk,<text:line-break/>telegrafisch, per telex/telefax of e-mail hun mening te uiten. Van een<text:line-break/>aldus genomen besluit wordt onder bijvoeging van de ingekomen antwoorden</text:span> <text:span text:style-name="T3">door de secretaris een relaas opgemaakt, dat na medeondertekening door</text:span> <text:span text:style-name="T3">de voorzitter bij de notulen wordt gevoegd.</text:span></text:p>
        </text:list-item>
        <text:list-item>
          <text:p text:style-name="P6"><text:span text:style-name="T3">Ieder bestuurslid heeft het recht tot het uitbrengen van één stem.<text:line-break/>Voorzover deze statuten geen grotere meerderheid voorschrijven worden<text:line-break/>alle bestuursbesluiten genomen met volstrekte meerderheid der geldig<text:line-break/>uitgebrachte stemmen.</text:span></text:p>
        </text:list-item>
        <text:list-item>
          <text:p text:style-name="P6"><text:span text:style-name="T3">Alle stemmingen ter vergadering geschieden mondeling, tenzij de<text:line-break/>voorzitter een schriftelijke stemming gewenst acht of één der<text:line-break/>stemgerechtigden dit vóór de stemming verlangt. Schriftelijke stemming<text:line-break/>geschiedt bij ongetekende, gesloten briefjes.</text:span></text:p>
        </text:list-item>
        <text:list-item>
          <text:p text:style-name="P6"><text:span text:style-name="T3">Blanco stemmen worden beschouwd als niet te zijn uitgebracht.</text:span></text:p>
        </text:list-item>
        <text:list-item>
          <text:p text:style-name="P18"><text:span text:style-name="T3">In alle geschillen omtrent stemmingen, niet bij de statuten<text:line-break/>voorzien, beslist de voorzitter.<text:line-break/></text:span></text:p>
        </text:list-item>
      </text:list>
      <text:p text:style-name="P38"><text:bookmark text:name="_uc0nly3d9jmq"/><text:span text:style-name="T1">Artikel 6 - Bestuursbevoegdheid en vertegenwoordiging</text:span></text:p>
      <text:list xml:id="list3723982897" text:style-name="WWNum10">
        <text:list-item>
          <text:p text:style-name="P7"><text:span text:style-name="T3">Het bestuur is belast met het besturen van de stichting.</text:span></text:p>
        </text:list-item>
        <text:list-item>
          <text:p text:style-name="P7"><text:span text:style-name="T3">Het bestuur is bevoegd tot het sluiten van overeenkomsten, tot het<text:line-break/>kopen, vervreemden of bezwaren van registergoederen.</text:span></text:p>
        </text:list-item>
        <text:list-item>
          <text:p text:style-name="P19"><text:span text:style-name="T3">Het bestuur is niet bevoegd tot het sluiten van overeenkomsten,<text:line-break/>waarbij de stichting zich als borg of hoofdelijk medeschuldenaar<text:line-break/>verbindt, zich voor een derde sterk maakt of zich tot zekerheidsstelling<text:line-break/>voor een schuld van een derde verbindt.<text:line-break/><text:line-break/></text:span></text:p>
        </text:list-item>
      </text:list>
      <text:p text:style-name="P38"><text:bookmark text:name="_j2815xix5qc7"/><text:soft-page-break/><text:span text:style-name="T1">Artikel 7 - Bestuursverdeling</text:span></text:p>
      <text:list xml:id="list3215216369" text:style-name="WWNum6">
        <text:list-item>
          <text:p text:style-name="P29"><text:span text:style-name="T1">Het bestuur vertegenwoordigt de stichting in en buiten rechte. De<text:line-break/>vertegenwoordigingsbevoegdheid komt toe aan de voorzitter tezamen met de secretaris, of de voorzitter tezamen met de</text:span> <text:span text:style-name="T1">penningmeester, en bij hun belet of ontstentenis hun daartoe door het</text:span> <text:span text:style-name="T1">bestuur uit zijn midden aangewezen plaatsvervanger.</text:span></text:p>
        </text:list-item>
        <text:list-item>
          <text:p text:style-name="P30">Het bestuur kan aan een of meer bestuursleden, werkgroepleden, commissieleden en aan derden volmacht verlenen om de stichting binnen de grenzen van de volmacht te vertegenwoordigen. Het bestuur blijft verantwoordelijk voor hen die krachtens volmacht optreden.</text:p>
        </text:list-item>
      </text:list>
      <text:p text:style-name="P38"><text:bookmark text:name="_64kbn0nedmfv"/><text:span text:style-name="T1"><text:line-break/>Artikel 8 - Einde bestuurslidmaatschap</text:span></text:p>
      <text:p text:style-name="P26"><text:span text:style-name="T3"><text:line-break/>Het bestuurslid maatschap eindigt:</text:span></text:p>
      <text:list xml:id="list4168994991" text:style-name="WWNum4">
        <text:list-item>
          <text:p text:style-name="P8"><text:span text:style-name="T3">door overlijden van een bestuurslid;</text:span></text:p>
        </text:list-item>
        <text:list-item>
          <text:p text:style-name="P8"><text:span text:style-name="T3">bij verlies van het vrije beheer over zijn vermogen;</text:span></text:p>
        </text:list-item>
        <text:list-item>
          <text:p text:style-name="P8"><text:span text:style-name="T3">bij schriftelijke ontslagneming (bedanken);</text:span></text:p>
        </text:list-item>
        <text:list-item>
          <text:p text:style-name="P20"><text:span text:style-name="T3">alsmede bij ontslag op grond van artikel 298 Boek 2 van het</text:span> <text:span text:style-name="T3">Burgerlijk Wetboek.<text:line-break/></text:span></text:p>
        </text:list-item>
      </text:list>
      <text:p text:style-name="P38"><text:bookmark text:name="_w7bety5960be"/><text:span text:style-name="T1">Artikel 9 - Boekjaar en jaarstukken</text:span></text:p>
      <text:list xml:id="list3337887416" text:style-name="WWNum12">
        <text:list-item>
          <text:p text:style-name="P9"><text:span text:style-name="T3">Het boekjaar van de stichting loopt van één januari tot en met<text:line-break/>eenendertig december van het zelfde jaar.</text:span></text:p>
        </text:list-item>
        <text:list-item>
          <text:p text:style-name="P9"><text:span text:style-name="T3">Per het einde van ieder boekjaar worden de boeken der stichting<text:line-break/>afgesloten. Daaruit worden door de penningmeester een balans en een<text:line-break/>staat van baten en lasten over het geëindigde boekjaar opgemaakt, welke</text:span> <text:span text:style-name="T3">jaarstukken binnen twee maanden na afloop van het boekjaar aan het</text:span> <text:span text:style-name="T3">bestuur worden aangeboden.</text:span></text:p>
        </text:list-item>
        <text:list-item>
          <text:p text:style-name="P9"><text:span text:style-name="T3">Het bestuur laat de boeken van de stichting onderzoeken door een<text:line-break/>externe deskundige die van zijn bevindingen aan het bestuur verslag doet.</text:span></text:p>
        </text:list-item>
        <text:list-item>
          <text:p text:style-name="P21"><text:span text:style-name="T3">De jaarstukken worden door het bestuur vastgesteld nadat het heeft<text:line-break/>kennis genomen van het door de externe deskundige uitgebrachte verslag.<text:line-break/></text:span></text:p>
        </text:list-item>
      </text:list>
      <text:p text:style-name="P38"><text:bookmark text:name="_3ba5h099j5ru"/><text:span text:style-name="T1">Artikel 10 - Reglement</text:span></text:p>
      <text:list xml:id="list1373836946" text:style-name="WWNum8">
        <text:list-item>
          <text:p text:style-name="P10"><text:span text:style-name="T3">Het bestuur is bevoegd een reglement vast te stellen, waarin die<text:line-break/>onderwerpen worden geregeld, welke niet in deze statuten zijn vervat.</text:span></text:p>
        </text:list-item>
        <text:list-item>
          <text:p text:style-name="P10"><text:span text:style-name="T3">Het reglement mag niet met de wet of deze statuten in strijd zijn.</text:span></text:p>
        </text:list-item>
        <text:list-item>
          <text:p text:style-name="P10"><text:span text:style-name="T3">Het bestuur is te allen tijde bevoegd het reglement te wijzigen of op<text:line-break/>te heffen.</text:span></text:p>
        </text:list-item>
        <text:list-item>
          <text:p text:style-name="P22"><text:span text:style-name="T3">Op de vaststelling, wijziging en opheffing van het reglement is het<text:line-break/>bepaalde in artikel 11 lid 1 van toepassing.<text:line-break/></text:span></text:p>
        </text:list-item>
      </text:list>
      <text:p text:style-name="P38"><text:bookmark text:name="_5t9xgob06mzo"/><text:span text:style-name="T1">Artikel 11 - Statutenwijziging</text:span></text:p>
      <text:list xml:id="list1631542951" text:style-name="WWNum13">
        <text:list-item>
          <text:p text:style-name="P11"><text:span text:style-name="T3">Het bestuur is bevoegd deze statuten te wijzigen. Het besluit daartoe<text:line-break/>moet worden genomen met algemene stemmen in een vergadering, waarin</text:span> <text:span text:style-name="T3">alle bestuursleden aanwezig of vertegenwoordigd zijn, zonder dat in</text:span> <text:span text:style-name="T3">het bestuur enige vacature bestaat.</text:span></text:p>
        </text:list-item>
        <text:list-item>
          <text:p text:style-name="P11"><text:span text:style-name="T3">De wijziging moet op straffe van nietigheid bij notariële akte tot</text:span> <text:span text:style-name="T3">stand komen.</text:span></text:p>
        </text:list-item>
        <text:list-item>
          <text:p text:style-name="P23"><text:span text:style-name="T3">De leden van het bestuur zijn verplicht een authentiek afschrift van</text:span> <text:span text:style-name="T3">de wijziging, alsmede de gewijzigde statuten neer te leggen ten</text:span> <text:span text:style-name="T3">kantore van het Openbaar Stichtingenregister, gehouden door de Kamer van<text:line-break/>Koophandel en Fabrieken, binnen welker gebied de stichting haar zetel<text:line-break/>heeft.<text:line-break/></text:span></text:p>
        </text:list-item>
      </text:list>
      <text:p text:style-name="P38"><text:bookmark text:name="_27rcap7yg0jx"/><text:span text:style-name="T1">Artikel 12 - Ontbinding en vereffening</text:span></text:p>
      <text:list xml:id="list453072199" text:style-name="WWNum5">
        <text:list-item>
          <text:p text:style-name="P12"><text:span text:style-name="T3">Het bestuur is bevoegd de stichting te ontbinden. Op het daartoe te<text:line-break/>nemen besluit is het bepaalde in artikel 11 lid 1 van toepassing.</text:span></text:p>
        </text:list-item>
        <text:list-item>
          <text:p text:style-name="P12"><text:span text:style-name="T3">De stichting blijft na haar ontbinding voortbestaan voorzover dit tot</text:span> <text:span text:style-name="T3">vereffening van haar vermogen nodig is.</text:span></text:p>
        </text:list-item>
        <text:list-item>
          <text:p text:style-name="P12"><text:soft-page-break/><text:span text:style-name="T3">De vereffening geschiedt door het bestuur.</text:span></text:p>
        </text:list-item>
        <text:list-item>
          <text:p text:style-name="P12"><text:span text:style-name="T3">De vereffenaars dragen er zorg voor, dat van de ontbinding van de<text:line-break/>stichting inschrijving geschiedt in het register, bedoeld in artikel 11<text:line-break/>lid 3.</text:span></text:p>
        </text:list-item>
        <text:list-item>
          <text:p text:style-name="P12"><text:span text:style-name="T3">Gedurende de vereffening blijven de bepalingen van deze statuten</text:span> <text:span text:style-name="T3">zoveel </text:span><text:span text:style-name="T4">mogelijk van kracht.</text:span></text:p>
        </text:list-item>
        <text:list-item>
          <text:p text:style-name="P12"><text:span text:style-name="T4">Een eventueel batig saldo van de ontbonden stichting wordt zoveel</text:span> <text:span text:style-name="T4">mogelijk besteed overeenkomstig het doel van de stichting. </text:span></text:p>
        </text:list-item>
        <text:list-item>
          <text:p text:style-name="P24"><text:span text:style-name="T4">Na afloop van de vereffening blijven de boeken en bescheiden van de</text:span> <text:span text:style-name="T4">ontbonden</text:span> <text:span text:style-name="T4">stichting gedurende dertig jaren berusten onder de jongste</text:span> <text:span text:style-name="T4">vereffenaar.<text:line-break/></text:span></text:p>
        </text:list-item>
      </text:list>
      <text:p text:style-name="P38"><text:bookmark text:name="_v2n130fh0zja"/><text:span text:style-name="T1">Artikel 13 - Slotbepalingen</text:span></text:p>
      <text:list xml:id="list3852732942" text:style-name="WWNum3">
        <text:list-item>
          <text:p text:style-name="P13"><text:span text:style-name="T3">In alle gevallen, waarin zowel de wet als deze statuten niet voor zien,</text:span> <text:span text:style-name="T3">beslist het bestuur.</text:span></text:p>
        </text:list-item>
        <text:list-item>
          <text:p text:style-name="P13">Onder schriftelijk wordt in deze statuten verstaan elk via de gangbare communicatiekanalen overgebracht bericht, waaruit geschrift blijkt.</text:p>
        </text:list-item>
        <text:list-item>
          <text:p text:style-name="P13">Het eerste boekjaar van de stichting eindigt op éénendertig december tweeduizen zeventien.</text:p>
        </text:list-item>
        <text:list-item>
          <text:p text:style-name="P13"><text:span text:style-name="T3">Voor de eerste maal als bestuursleden zullen optreden:</text:span></text:p>
        </text:list-item>
      </text:list>
      <text:list xml:id="list934806501" text:style-name="WWNum11">
        <text:list-item>
          <text:p text:style-name="P35"><text:span text:style-name="T3">Voorzitter:</text:span>Reinder Jan Velt<text:span text:style-name="T4">, <text:line-break/>geboren op:</text:span> 2 augustus 1971<text:span text:style-name="T4">,<text:line-break/>wonende te: </text:span>‘s-GRAVENHAGE</text:p>
        </text:list-item>
        <text:list-item>
          <text:p text:style-name="P35"><text:span text:style-name="T3">Secretaris:</text:span> Detlef Van Schaik<text:span text:style-name="T3">, <text:line-break/>geboren op:</text:span> <text:span text:style-name="T5">GEBOORTEDATUM</text:span><text:span text:style-name="T3">,<text:line-break/>wonende te: </text:span>‘s-GRAVENHAGE</text:p>
        </text:list-item>
        <text:list-item>
          <text:p text:style-name="P36"><text:span text:style-name="T3">Penningmeester:</text:span> Harold Metselaar<text:span text:style-name="T3">, <text:line-break/>geboren op: 28-11-1967</text:span> <text:span text:style-name="T3">,<text:line-break/>wonende te: </text:span>´s-GRAVENHAGE<text:span text:style-name="T3"><text:line-break/><text:line-break/><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US"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2pt" fo:language="en" fo:country="US"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fo:font-variant="normal" fo:text-transform="none" style:font-name="Verdana" fo:font-family="Verdana" style:font-family-generic="roman" style:font-pitch="variable" fo:font-size="18pt" fo:font-weight="bold" style:font-name-asian="Verdana1" style:font-family-asian="Verdana" style:font-family-generic-asian="system" style:font-pitch-asian="variable" style:font-size-asian="18pt"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fo:font-variant="normal" fo:text-transform="none" style:font-name="Verdana" fo:font-family="Verdana" style:font-family-generic="roman" style:font-pitch="variable" fo:font-size="28pt" fo:font-weight="bold" style:font-name-asian="Verdana1" style:font-family-asian="Verdana" style:font-family-generic-asian="system" style:font-pitch-asian="variable" style:font-size-asian="28pt" style:font-weight-asian="bold" style:font-name-complex="Verdana1" style:font-family-complex="Verdana"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Verdana" fo:font-family="Verdana"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 fo:font-family="Verdana"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Verdana" fo:font-family="Verdana" style:font-family-generic="roman" style:font-pitch="variable"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Verdana" fo:font-family="Verdana" style:font-family-generic="roman" style:font-pitch="variable" fo:font-size="12pt"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6" meta:word-count="1641" meta:character-count="10881" meta:non-whitespace-character-count="9371"/>
    <meta:generator>LibreOfficeDev/6.0.5.2$Linux_X86_64 LibreOffice_project/</meta:generator>
  </office:meta>
</office:document-meta>
</file>